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BigHeading">
      <style:paragraph-properties style:writing-mode="lr-tb"/>
    </style:style>
    <style:style style:name="P2" style:family="paragraph" style:parent-style-name="Heading_20__28_user_29_">
      <style:paragraph-properties style:writing-mode="lr-tb"/>
    </style:style>
    <style:style style:name="P3" style:family="paragraph" style:parent-style-name="Нормальный">
      <style:paragraph-properties style:writing-mode="lr-tb"/>
    </style:style>
    <style:style style:name="P4" style:family="paragraph" style:parent-style-name="Standard">
      <style:paragraph-properties style:writing-mode="lr-tb"/>
    </style:style>
    <style:style style:name="P5" style:family="paragraph" style:parent-style-name="Standard">
      <style:paragraph-properties style:writing-mode="lr-tb">
        <style:tab-stops>
          <style:tab-stop style:position="2.6583in"/>
          <style:tab-stop style:position="6.8902in"/>
        </style:tab-stops>
      </style:paragraph-properties>
    </style:style>
    <style:style style:name="P6" style:family="paragraph" style:parent-style-name="Standard">
      <style:paragraph-properties style:writing-mode="lr-tb">
        <style:tab-stops>
          <style:tab-stop style:position="1.9689in"/>
          <style:tab-stop style:position="6.8902in"/>
        </style:tab-stops>
      </style:paragraph-properties>
    </style:style>
    <style:style style:name="P7" style:family="paragraph" style:parent-style-name="Standard">
      <style:paragraph-properties style:writing-mode="lr-tb">
        <style:tab-stops>
          <style:tab-stop style:position="-1.2799in"/>
          <style:tab-stop style:position="-0.3937in"/>
          <style:tab-stop style:position="2.3626in" style:type="center"/>
          <style:tab-stop style:position="4.1346in"/>
          <style:tab-stop style:position="5.9063in" style:type="center"/>
          <style:tab-stop style:position="6.8909in"/>
        </style:tab-stops>
      </style:paragraph-properties>
    </style:style>
    <style:style style:name="P8" style:family="paragraph" style:parent-style-name="Standard">
      <style:paragraph-properties style:writing-mode="lr-tb">
        <style:tab-stops>
          <style:tab-stop style:position="3.15in"/>
          <style:tab-stop style:position="6.8902in"/>
        </style:tab-stops>
      </style:paragraph-properties>
    </style:style>
    <style:style style:name="P9" style:family="paragraph" style:parent-style-name="Standard">
      <style:paragraph-properties style:writing-mode="lr-tb">
        <style:tab-stops>
          <style:tab-stop style:position="-1.772in"/>
          <style:tab-stop style:position="4.2335in" style:type="center"/>
          <style:tab-stop style:position="6.8902in"/>
        </style:tab-stops>
      </style:paragraph-properties>
    </style:style>
    <style:style style:name="P10" style:family="paragraph" style:parent-style-name="Standard">
      <style:paragraph-properties style:writing-mode="lr-tb">
        <style:tab-stops>
          <style:tab-stop style:position="6.8902in" style:type="right"/>
        </style:tab-stops>
      </style:paragraph-properties>
    </style:style>
    <style:style style:name="P11" style:family="paragraph" style:parent-style-name="Standard">
      <style:paragraph-properties style:writing-mode="lr-tb">
        <style:tab-stops>
          <style:tab-stop style:position="0.8862in" style:type="center"/>
          <style:tab-stop style:position="1.1811in"/>
          <style:tab-stop style:position="3.7409in" style:type="center"/>
          <style:tab-stop style:position="4.0362in"/>
          <style:tab-stop style:position="6.0047in" style:type="center"/>
          <style:tab-stop style:position="6.8902in" style:type="right"/>
        </style:tab-stops>
      </style:paragraph-properties>
    </style:style>
    <style:style style:name="P12" style:family="paragraph" style:parent-style-name="Standard">
      <style:paragraph-properties style:writing-mode="lr-tb"/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style:writing-mode="lr-tb">
        <style:tab-stops>
          <style:tab-stop style:position="6.8902in" style:type="right"/>
        </style:tab-stops>
      </style:paragraph-properties>
      <style:text-properties style:text-underline-style="solid" style:text-underline-width="auto" style:text-underline-color="font-color"/>
    </style:style>
    <style:style style:name="P14" style:family="paragraph" style:parent-style-name="Standard">
      <style:paragraph-properties style:writing-mode="lr-tb">
        <style:tab-stops>
          <style:tab-stop style:position="3.9374in" style:type="right"/>
        </style:tab-stops>
      </style:paragraph-properties>
    </style:style>
    <style:style style:name="P15" style:family="paragraph" style:parent-style-name="Heading_20__28_user_29_" style:master-page-name="Standard_20__28_user_29_">
      <style:paragraph-properties style:page-number="auto" style:writing-mode="lr-tb"/>
      <style:text-properties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Санкт-Петербургский государственный университет</text:h>
      <text:h text:style-name="P2" text:outline-level="1">информационных технологий механики и оптики </text:h>
      <text:h text:style-name="P2" text:outline-level="1"/>
      <text:h text:style-name="P2" text:outline-level="1"/>
      <text:h text:style-name="P1" text:outline-level="1">АННОТАЦИЯ</text:h>
      <text:h text:style-name="P2" text:outline-level="1">ПО ВЫПУСКНОЙ КВАЛИФИКАЦИОННОЙ РАБОТЕ</text:h>
      <text:p text:style-name="P4"/>
      <text:p text:style-name="P5"><text:span text:style-name="Input">Студента</text:span> <text:span text:style-name="T1"><text:tab/></text:span><text:span text:style-name="Пояснение"><text:span text:style-name="T1">Исенбаев</text:span></text:span><text:span text:style-name="Пояснение"><text:span text:style-name="T2"> В</text:span></text:span><text:span text:style-name="Пояснение"><text:span text:style-name="T1">.</text:span></text:span><text:span text:style-name="Пояснение"><text:span text:style-name="T2"> В</text:span></text:span><text:span text:style-name="Пояснение"><text:span text:style-name="T1">.</text:span></text:span><text:span text:style-name="T1"><text:tab/></text:span></text:p>
      <text:p text:style-name="P6"><text:span text:style-name="Input">Факультет</text:span> <text:span text:style-name="T1"><text:tab/>Информационных Технологий и Программирования<text:tab/></text:span></text:p>
      <text:p text:style-name="P7"><text:span text:style-name="Input">Кафедра</text:span> <text:span text:style-name="T1"><text:tab/>Компьютерных технологий<text:tab/></text:span> <text:span text:style-name="Input">Группа</text:span> <text:span text:style-name="T1"><text:tab/></text:span><text:span text:style-name="Пояснение"><text:span text:style-name="T1">4539</text:span></text:span><text:span text:style-name="T1"><text:tab/></text:span></text:p>
      <text:p text:style-name="P8"><text:span text:style-name="Input">Направление (специальность)</text:span> <text:span text:style-name="T1"><text:tab/>Прикладная математика и информатика<text:tab/></text:span></text:p>
      <text:p text:style-name="P9"><text:span text:style-name="Input">Квалификация (степень)</text:span> <text:span text:style-name="T1"><text:tab/>Бакалавр прикладной математики и информатики<text:tab/></text:span></text:p>
      <text:p text:style-name="P10"><text:span text:style-name="Input">Наименование темы:</text:span> <text:span text:style-name="T1"><text:s/></text:span><text:span text:style-name="WW-Пояснение"><text:span text:style-name="T1">Разработка системы секвенирования ДНК с использованием paired-end данных</text:span></text:span><text:span text:style-name="Пояснение"><text:span text:style-name="T1"><text:tab/></text:span></text:span></text:p>
      <text:p text:style-name="P4"><text:span text:style-name="Input">Руководитель</text:span> <text:s/><text:span text:style-name="T1"><text:s/></text:span><text:span text:style-name="WW-Пояснение"><text:span text:style-name="T1">Шалыто А. А., доктор технических наук. профессор, заведующий кафедрой «Технологии программирования» СПбГУ ИТМО</text:span></text:span><text:span text:style-name="T1"><text:tab/></text:span></text:p>
      <text:p text:style-name="P4"/>
      <text:h text:style-name="P2" text:outline-level="1">КРАТКОЕ СОДЕРЖАНИЕ ВЫПУСКНОЙ КВАЛИФИКАЦИОННОЙ РАБОТЫ </text:h>
      <text:h text:style-name="P2" text:outline-level="1">И ОСНОВНЫЕ ВЫВОДЫ</text:h>
      <text:p text:style-name="P4"/>
      <text:p text:style-name="P11"><text:span text:style-name="Input">объем</text:span> <text:span text:style-name="T1"><text:tab/>64<text:tab/></text:span> стр., <text:span text:style-name="Input">графический материал</text:span> <text:span text:style-name="T1"><text:tab/> — <text:s/>_<text:tab/></text:span> стр., <text:span text:style-name="Input">библиография</text:span> <text:span text:style-name="T1"><text:tab/>32<text:tab/></text:span> наим.</text:p>
      <text:p text:style-name="P4"><text:span text:style-name="Input">Направление и задача исследований</text:span></text:p>
      <text:p text:style-name="P13"><text:s text:c="7"/>Применение генетических алгоритмов для генерации тестов, выявляющих неэффективные решения олимпиадных задач по программированию. В качестве примера задачи используется задача о рюкзаке. <text:tab/></text:p>
      <text:p text:style-name="P11"><text:span text:style-name="Input">Проектная или исследовательская часть (с указанием основных методов исследований, расчетов и результатов)</text:span></text:p>
      <text:p text:style-name="P13"><text:s text:c="4"/>В работе предлагается использование генетических алгоритмов для генерации тестов для олимпиадных задач. Для рассматриваемой в работе задачи о рюкзаке предлагается использование представления особи генетического алгоритма в виде древовидного генератора последовательностей. <text:tab/></text:p>
      <text:p text:style-name="P12"><text:s text:c="4"/>Эффективность применяемого подхода демонстрируется на нескольких решениях задачи о рюкзаке, основанных на известных эффективных алгоритмах. По результатам применения для некоторых из этих алгоритмов обнаружены новые классы тестов, на которых такие алгоритмы работают длительное время. В дополнение к этому, подход успешно применен к генерации тестов для реальной олимпиадной задачи.</text:p>
      <text:p text:style-name="P4"><text:soft-page-break/></text:p>
      <text:p text:style-name="P11"><text:span text:style-name="Input">Экономическая часть (какие использованы методики, экономическая эффективность результатов)</text:span></text:p>
      <text:p text:style-name="P13"><text:s text:c="4"/>Данная работа не предполагает извлечения прямой экономической выгоды из полученных результатов.<text:tab/></text:p>
      <text:p text:style-name="P4"><text:tab/><text:tab/></text:p>
      <text:p text:style-name="P11"><text:bookmark-start text:name="DDE_LINK"/><text:span text:style-name="Input">Характеристика вопросов экологии, техники безопасности</text:span><text:bookmark-end text:name="DDE_LINK"/><text:span text:style-name="Input"> и др.</text:span></text:p>
      <text:p text:style-name="P13"><text:s text:c="2"/>Результатом работы является программный продукт, не нарушающий требования экологической безопасности.<text:tab/></text:p>
      <text:p text:style-name="P4"><text:tab/></text:p>
      <text:p text:style-name="P4"><text:tab/></text:p>
      <text:p text:style-name="P3"><text:span text:style-name="Input">Является ли работа продолжением курсовых проектов (работ), есть ли публикации</text:span></text:p>
      <text:p text:style-name="P13"><text:s text:c="6"/>Работа является продолжением курсового проекта.<text:tab/></text:p>
      <text:p text:style-name="P4"><text:tab/></text:p>
      <text:p text:style-name="P3"><text:span text:style-name="Input">Новизна полученных результатов</text:span></text:p>
      <text:p text:style-name="P13"><text:s text:c="5"/>Полученные результаты являются новыми, так как ранее не предлагалось генерировать тесты для олимпиадных задач по программированию с использованием генетических алгоритмов. Кроме того, обнаружен новый класс потенциально трудных тестов для решений задачи о рюкзаке. <text:tab/></text:p>
      <text:p text:style-name="P4"><text:tab/></text:p>
      <text:p text:style-name="P3"><text:span text:style-name="Input">Практическая ценность работы. Рекомендации по внедрению</text:span></text:p>
      <text:p text:style-name="P13"><text:s text:c="6"/>Результаты, полученные в работе, могут быть использованы как для исследования поведения решений задачи о рюкзаке, так и для автоматизации генерации качественных тестов к олимпиадным задачам по программированию.<text:tab/></text:p>
      <text:p text:style-name="P4"><text:tab/></text:p>
      <text:p text:style-name="P4"><text:tab/></text:p>
      <text:p text:style-name="P4"/>
      <text:p text:style-name="P14">Выпускник <text:span text:style-name="T1"><text:tab/></text:span></text:p>
      <text:p text:style-name="P4"/>
      <text:p text:style-name="P14">Научный руководитель <text:span text:style-name="T1"><text:tab/></text:span></text:p>
      <text:p text:style-name="P4"/>
      <text:p text:style-name="P3"><text:span text:style-name="Пояснение"><text:span text:style-name="T1">__<text:tab/> июня<text:tab/></text:span></text:span> <text:s/>2009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17in" style:writing-mode="page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hyphenation-ladder-count="no-limit" style:text-autospace="ideograph-alpha"/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WW-Title" style:next-style-name="Text_20_body" style:class="chapter">
      <style:paragraph-properties fo:text-align="center" style:justify-single-word="false"/>
      <style:text-properties fo:font-style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Title_20__28_user_29_" style:display-name="Title (user)" style:family="paragraph" style:parent-style-name="Standard" style:next-style-name="Text_20_body">
      <style:paragraph-properties fo:margin-top="0.1665in" fo:margin-bottom="0.0835in" fo:keep-with-next="always"/>
      <style:text-properties style:font-name="Liberation Sans" fo:font-size="14pt" style:font-name-asian="DejaVu Sans1" style:font-name-complex="Liberation Sans" style:font-size-complex="14pt"/>
    </style:style>
    <style:style style:name="WW-Title" style:family="paragraph" style:parent-style-name="Standard" style:next-style-name="Text_20_body">
      <style:paragraph-properties fo:margin-top="0.1665in" fo:margin-bottom="0.0835in" fo:keep-with-next="always"/>
      <style:text-properties style:font-name="Liberation Sans" fo:font-size="14pt" style:font-name-asian="DejaVu Sans1" style:font-name-complex="Liberation Sans" style:font-size-complex="14pt"/>
    </style:style>
    <style:style style:name="WW-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WW-Index" style:family="paragraph" style:parent-style-name="Standard"/>
    <style:style style:name="WW-Title1" style:family="paragraph" style:parent-style-name="Standard" style:next-style-name="Text_20_body">
      <style:paragraph-properties fo:margin-top="0.1665in" fo:margin-bottom="0.0835in" fo:keep-with-next="always"/>
      <style:text-properties style:font-name="Liberation Sans" fo:font-size="14pt" style:font-name-asian="DejaVu Sans1" style:font-name-complex="Liberation Sans" style:font-size-complex="14pt"/>
    </style:style>
    <style:style style:name="WW-caption1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WW-Index1" style:family="paragraph" style:parent-style-name="Standard"/>
    <style:style style:name="WW-Title11" style:family="paragraph" style:parent-style-name="Standard" style:next-style-name="Text_20_body">
      <style:paragraph-properties fo:margin-top="0.1665in" fo:margin-bottom="0.0835in" fo:keep-with-next="always"/>
      <style:text-properties style:font-name="Liberation Sans" fo:font-size="14pt" style:font-name-asian="DejaVu Sans1" style:font-name-complex="Liberation Sans" style:font-size-complex="14pt"/>
    </style:style>
    <style:style style:name="WW-caption11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WW-Index11" style:family="paragraph" style:parent-style-name="Standard"/>
    <style:style style:name="WW-caption111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WW-Index111" style:family="paragraph" style:parent-style-name="Standard"/>
    <style:style style:name="Нормальный" style:family="paragraph">
      <style:paragraph-properties fo:line-height="150%" fo:hyphenation-ladder-count="no-limit" style:text-autospace="ideograph-alpha"/>
      <style:text-properties style:use-window-font-color="true" style:font-name="Times New Roman" fo:font-size="12pt" fo:language="en" fo:country="US" style:font-name-asian="Times New Roman" style:language-asian="ru" style:country-asian="RU" style:font-name-complex="Times New Roman" style:font-size-complex="12pt" fo:hyphenate="false" fo:hyphenation-remain-char-count="2" fo:hyphenation-push-char-count="2"/>
    </style:style>
    <style:style style:name="Heading_20__28_user_29_" style:display-name="Heading (user)" style:family="paragraph" style:parent-style-name="WW-Title111">
      <style:paragraph-properties fo:margin-top="0in" fo:margin-bottom="0in" style:text-autospace="none">
        <style:tab-stops>
          <style:tab-stop style:position="6.8902in"/>
        </style:tab-stops>
      </style:paragraph-properties>
      <style:text-properties fo:font-size="12pt" style:font-size-complex="12pt"/>
    </style:style>
    <style:style style:name="WW-Title111" style:family="paragraph" style:parent-style-name="Standard" style:next-style-name="Subtitle" style:default-outline-level="1" style:list-style-name="">
      <style:paragraph-properties fo:margin-top="0.1665in" fo:margin-bottom="0.0417in" fo:text-align="center" style:justify-single-word="false"/>
      <style:text-properties style:font-name="Arial" fo:font-size="16pt" fo:font-weight="bold" style:font-name-asian="Arial" style:font-name-complex="Arial" style:font-size-complex="16pt" style:font-weight-complex="bold"/>
    </style:style>
    <style:style style:name="BigHeading" style:family="paragraph" style:parent-style-name="Heading_20__28_user_29_">
      <style:text-properties fo:font-size="16pt" style:font-size-complex="16pt"/>
    </style:style>
    <style:style style:name="НоCf0мальный" style:family="paragraph">
      <style:paragraph-properties fo:hyphenation-ladder-count="no-limit" style:text-autospace="ideograph-alpha"/>
      <style:text-properties style:use-window-font-color="true" style:font-name="Times New Roman" fo:font-size="10pt" fo:language="en" fo:country="US" style:font-name-asian="Times New Roman" style:language-asian="ru" style:country-asian="RU" style:font-name-complex="Times New Roman" style:font-size-complex="10pt" fo:hyphenate="false" fo:hyphenation-remain-char-count="2" fo:hyphenation-push-char-count="2"/>
    </style:style>
    <style:style style:name="RTF_5f_Num_20_3_20_1" style:display-name="RTF_Num 3 1" style:family="text">
      <style:text-properties style:use-window-font-color="true" style:font-name="Symbol" fo:font-size="12pt" fo:language="ru" fo:country="RU" style:font-name-asian="Symbol" style:language-asian="ru" style:country-asian="RU" style:font-name-complex="Symbol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Шрифт_20_абзаца_20_по_20_умолчанию" style:display-name="Шрифт абзаца по умолчанию" style:family="text">
      <style:text-properties style:use-window-font-color="true" style:font-name="Times New Roman" fo:font-size="12pt" fo:language="ru" fo:country="RU" style:font-name-asian="Times New Roman" style:language-asian="ru" style:country-asian="RU" style:font-name-complex="Times New Roman" style:font-size-complex="12pt"/>
    </style:style>
    <style:style style:name="Field" style:family="text" style:parent-style-name="Default_20_Paragraph_20_Font">
      <style:text-properties style:text-underline-style="solid" style:text-underline-width="auto" style:text-underline-color="font-color" style:language-asian="zxx" style:country-asian="none"/>
    </style:style>
    <style:style style:name="FieldCaption" style:family="text" style:parent-style-name="Default_20_Paragraph_20_Font">
      <style:text-properties fo:font-weight="bold" style:language-asian="zxx" style:country-asian="none" style:font-weight-complex="bold"/>
    </style:style>
    <style:style style:name="Hint" style:family="text" style:parent-style-name="Default_20_Paragraph_20_Font">
      <style:text-properties fo:font-size="8pt" style:language-asian="zxx" style:country-asian="none" style:font-size-complex="8pt"/>
    </style:style>
    <style:style style:name="Пояснение" style:family="text" style:parent-style-name="Default_20_Paragraph_20_Font">
      <style:text-properties fo:font-style="italic" style:font-style-complex="italic"/>
    </style:style>
    <style:style style:name="Input" style:family="text" style:parent-style-name="Default_20_Paragraph_20_Font">
      <style:text-properties fo:font-weight="bold" style:language-asian="zxx" style:country-asian="none" style:font-weight-complex="bold"/>
    </style:style>
    <style:style style:name="WW-Пояснение" style:family="text" style:parent-style-name="Default_20_Paragraph_20_Font">
      <style:text-properties fo:font-style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9in" fo:page-height="11.6945in" style:num-format="1" style:print-orientation="portrait" fo:margin-top="0.5909in" fo:margin-bottom="0.5909in" fo:margin-left="0.7874in" fo:margin-right="0.5909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30T07:08:00</meta:creation-date>
    <dc:date>2010-06-08T12:48:52</dc:date>
    <meta:print-date>2009-06-17T16:54:00</meta:print-date>
    <meta:generator>OpenOffice.org/3.2$Unix OpenOffice.org_project/320m12$Build-9483</meta:generator>
    <meta:document-statistic meta:table-count="0" meta:image-count="0" meta:object-count="0" meta:page-count="2" meta:paragraph-count="39" meta:word-count="325" meta:character-count="2874"/>
  </office:meta>
</office:document-meta>
</file>